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47in"/>
    </style:style>
    <style:style style:name="co2" style:family="table-column">
      <style:table-column-properties fo:break-before="auto" style:column-width="7.3661in"/>
    </style:style>
    <style:style style:name="co3" style:family="table-column">
      <style:table-column-properties fo:break-before="auto" style:column-width="1.5744in"/>
    </style:style>
    <style:style style:name="co4" style:family="table-column">
      <style:table-column-properties fo:break-before="auto" style:column-width="2.4016in"/>
    </style:style>
    <style:style style:name="co5" style:family="table-column">
      <style:table-column-properties fo:break-before="auto" style:column-width="2.1409in"/>
    </style:style>
    <style:style style:name="co6" style:family="table-column">
      <style:table-column-properties fo:break-before="auto" style:column-width="0.6783in"/>
    </style:style>
    <style:style style:name="co7" style:family="table-column">
      <style:table-column-properties fo:break-before="auto" style:column-width="1.063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Judul</text:p>
          </table:table-cell>
          <table:table-cell office:value-type="string" calcext:value-type="string">
            <text:p>Anggaran Pendapatan Belanja Desa (APBDesa) sesuai Peraturan Desa (Perdes) Desa Girisuko Nomor 7 Tahun 20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erah</text:p>
          </table:table-cell>
          <table:table-cell office:value-type="string" calcext:value-type="string">
            <text:p>Desa Girisuk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hun</text:p>
          </table:table-cell>
          <table:table-cell office:value-type="float" office:value="2016" calcext:value-type="float">
            <text:p>2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de Organisasi</text:p>
          </table:table-cell>
          <table:table-cell office:value-type="string" calcext:value-type="string">
            <text:p>1001 - Pemerintah Desa Girisuk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lom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de Rekening</text:p>
          </table:table-cell>
          <table:table-cell office:value-type="string" calcext:value-type="string">
            <text:p>Uraian</text:p>
          </table:table-cell>
          <table:table-cell office:value-type="string" calcext:value-type="string">
            <text:p>Jumlah</text:p>
          </table:table-cell>
          <table:table-cell office:value-type="string" calcext:value-type="string">
            <text:p>Keteranga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NDAPATAN DESA</text:p>
          </table:table-cell>
          <table:table-cell office:value-type="float" office:value="1582242770" calcext:value-type="float">
            <text:p>1582242770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Pendapatan Asli Desa (PADesa)</text:p>
          </table:table-cell>
          <table:table-cell office:value-type="float" office:value="19110000" calcext:value-type="float">
            <text:p>191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Hasil Usa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Hasil Pengelolaan Aset Desa</text:p>
          </table:table-cell>
          <table:table-cell office:value-type="float" office:value="1910000" calcext:value-type="float">
            <text:p>19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.2.1</text:p>
          </table:table-cell>
          <table:table-cell office:value-type="string" calcext:value-type="string">
            <text:p>Pengelolaan Tanah Milik De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.2.3.3</text:p>
          </table:table-cell>
          <table:table-cell office:value-type="string" calcext:value-type="string">
            <text:p>Hasil Menyewakan Kios Desa</text:p>
          </table:table-cell>
          <table:table-cell office:value-type="float" office:value="710000" calcext:value-type="float">
            <text:p>7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.2.8</text:p>
          </table:table-cell>
          <table:table-cell office:value-type="string" calcext:value-type="string">
            <text:p>Lain-Lain Kekayaan Milik Desa</text:p>
          </table:table-cell>
          <table:table-cell office:value-type="float" office:value="1200000" calcext:value-type="float">
            <text:p>12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.3</text:p>
          </table:table-cell>
          <table:table-cell office:value-type="string" calcext:value-type="string">
            <text:p>Swadaya Partisipasi dan Gotong Royo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.4</text:p>
          </table:table-cell>
          <table:table-cell office:value-type="string" calcext:value-type="string">
            <text:p>Lain-Lain PADesa yang Sah</text:p>
          </table:table-cell>
          <table:table-cell office:value-type="float" office:value="17200000" calcext:value-type="float">
            <text:p>172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.4.1</text:p>
          </table:table-cell>
          <table:table-cell office:value-type="string" calcext:value-type="string">
            <text:p>Pungutan Desa</text:p>
          </table:table-cell>
          <table:table-cell office:value-type="float" office:value="15000000" calcext:value-type="float">
            <text:p>15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1.4.2</text:p>
          </table:table-cell>
          <table:table-cell office:value-type="string" calcext:value-type="string">
            <text:p>Pendapatan Bunga</text:p>
          </table:table-cell>
          <table:table-cell office:value-type="float" office:value="2200000" calcext:value-type="float">
            <text:p>2200000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Pendapatan Transfer</text:p>
          </table:table-cell>
          <table:table-cell office:value-type="float" office:value="1563132770" calcext:value-type="float">
            <text:p>15631327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Dana Desa (DD) dari Anggaran Pendapatan dan Belanja Negara (APBN)</text:p>
          </table:table-cell>
          <table:table-cell office:value-type="float" office:value="768673800" calcext:value-type="float">
            <text:p>768673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2.2.1.1</text:p>
          </table:table-cell>
          <table:table-cell office:value-type="string" calcext:value-type="string">
            <text:p>Bagian Hasil Pajak Daerah</text:p>
          </table:table-cell>
          <table:table-cell office:value-type="float" office:value="21407200" calcext:value-type="float">
            <text:p>2140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2.2.2.1</text:p>
          </table:table-cell>
          <table:table-cell office:value-type="string" calcext:value-type="string">
            <text:p>Bagian Hasil Retribusi Daerah</text:p>
          </table:table-cell>
          <table:table-cell office:value-type="float" office:value="23768170" calcext:value-type="float">
            <text:p>237681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Alokasi Dana Desa (ADD)</text:p>
          </table:table-cell>
          <table:table-cell office:value-type="float" office:value="749283600" calcext:value-type="float">
            <text:p>7492836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LANJA DESA</text:p>
          </table:table-cell>
          <table:table-cell office:value-type="float" office:value="1571132770" calcext:value-type="float">
            <text:p>1571132770</text:p>
          </table:table-cell>
          <table:table-cell table:number-columns-repeated="4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Bidang Penyelenggaraan Pemerintahan Desa</text:p>
          </table:table-cell>
          <table:table-cell office:value-type="float" office:value="720063300" calcext:value-type="float">
            <text:p>720063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1.1</text:p>
          </table:table-cell>
          <table:table-cell office:value-type="string" calcext:value-type="string">
            <text:p>Program Operasional Kantor Desa</text:p>
          </table:table-cell>
          <table:table-cell office:value-type="float" office:value="46714000" calcext:value-type="float">
            <text:p>46714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1.1.2</text:p>
          </table:table-cell>
          <table:table-cell office:value-type="string" calcext:value-type="string">
            <text:p>Biaya Jasa Komunikasi Sumber Daya Air dan Listrik</text:p>
          </table:table-cell>
          <table:table-cell office:value-type="float" office:value="5220000" calcext:value-type="float">
            <text:p>5220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1.3</text:p>
          </table:table-cell>
          <table:table-cell office:value-type="string" calcext:value-type="string">
            <text:p>Pemeliharaan dan Perijinan Kendaraan Dinas/Operasional</text:p>
          </table:table-cell>
          <table:table-cell office:value-type="float" office:value="2700000" calcext:value-type="float">
            <text:p>2700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1.4</text:p>
          </table:table-cell>
          <table:table-cell office:value-type="string" calcext:value-type="string">
            <text:p>Penyediaan Barang Cetakan dan Penggandaan</text:p>
          </table:table-cell>
          <table:table-cell office:value-type="float" office:value="2160000" calcext:value-type="float">
            <text:p>2160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1.5</text:p>
          </table:table-cell>
          <table:table-cell office:value-type="string" calcext:value-type="string">
            <text:p>Penyediaan Alat Tulis Kantor</text:p>
          </table:table-cell>
          <table:table-cell office:value-type="float" office:value="6734000" calcext:value-type="float">
            <text:p>6734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1.6</text:p>
          </table:table-cell>
          <table:table-cell office:value-type="string" calcext:value-type="string">
            <text:p>Penyediaan Jasa Kebersihan Kantor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1.8</text:p>
          </table:table-cell>
          <table:table-cell office:value-type="string" calcext:value-type="string">
            <text:p>Penyediaan Komponen Instalasi Listrik/Penerangan Bangunan Kantor</text:p>
          </table:table-cell>
          <table:table-cell office:value-type="float" office:value="500000" calcext:value-type="float">
            <text:p>5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1.1.9</text:p>
          </table:table-cell>
          <table:table-cell office:value-type="string" calcext:value-type="string">
            <text:p>Rapat Koordinasi dan Konsultasi ke Luar Daerah</text:p>
          </table:table-cell>
          <table:table-cell office:value-type="float" office:value="4900000" calcext:value-type="float">
            <text:p>4900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1.10</text:p>
          </table:table-cell>
          <table:table-cell office:value-type="string" calcext:value-type="string">
            <text:p>Makan dan Minum Rapat Koordinasi</text:p>
          </table:table-cell>
          <table:table-cell office:value-type="float" office:value="18500000" calcext:value-type="float">
            <text:p>18500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2</text:p>
          </table:table-cell>
          <table:table-cell office:value-type="string" calcext:value-type="string">
            <text:p>Program Sarana dan Prasarana Aparatur</text:p>
          </table:table-cell>
          <table:table-cell office:value-type="float" office:value="170627000" calcext:value-type="float">
            <text:p>170627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1.2.1</text:p>
          </table:table-cell>
          <table:table-cell office:value-type="string" calcext:value-type="string">
            <text:p>Penyediaan Jasa Perbaikan Peralatan Kerja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2.3</text:p>
          </table:table-cell>
          <table:table-cell office:value-type="string" calcext:value-type="string">
            <text:p>Penyediaan Jasa Perbaikan Peralatan dan Perlengkapan Kantor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2.4</text:p>
          </table:table-cell>
          <table:table-cell office:value-type="string" calcext:value-type="string">
            <text:p>Penyediaan Peralatan Rumah Tangga</text:p>
          </table:table-cell>
          <table:table-cell office:value-type="float" office:value="4500000" calcext:value-type="float">
            <text:p>4500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2.5</text:p>
          </table:table-cell>
          <table:table-cell office:value-type="string" calcext:value-type="string">
            <text:p>Pembangunan Gedung Kantor Desa</text:p>
          </table:table-cell>
          <table:table-cell office:value-type="float" office:value="134512000" calcext:value-type="float">
            <text:p>134512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2.8</text:p>
          </table:table-cell>
          <table:table-cell office:value-type="string" calcext:value-type="string">
            <text:p>Pengadaan Peralatan Kerja</text:p>
          </table:table-cell>
          <table:table-cell office:value-type="float" office:value="11840000" calcext:value-type="float">
            <text:p>11840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2.18</text:p>
          </table:table-cell>
          <table:table-cell office:value-type="string" calcext:value-type="string">
            <text:p>Rehabilitasi Sedang/Berat Balai Desa</text:p>
          </table:table-cell>
          <table:table-cell office:value-type="float" office:value="16275000" calcext:value-type="float">
            <text:p>16275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3</text:p>
          </table:table-cell>
          <table:table-cell office:value-type="string" calcext:value-type="string">
            <text:p>Program Peningkatan Kinerja Aparatur Pemerintahan Desa</text:p>
          </table:table-cell>
          <table:table-cell office:value-type="float" office:value="355111000" calcext:value-type="float">
            <text:p>35511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1.3.1</text:p>
          </table:table-cell>
          <table:table-cell office:value-type="string" calcext:value-type="string">
            <text:p>Penghasilan Tetap dan Tunjangan Kepala Desa dan Perangkat Desa</text:p>
          </table:table-cell>
          <table:table-cell office:value-type="float" office:value="284856000" calcext:value-type="float">
            <text:p>284856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3.2</text:p>
          </table:table-cell>
          <table:table-cell office:value-type="string" calcext:value-type="string">
            <text:p>Tunjangan dan Operasional Badan Permusyawaratan Desa (BPD)</text:p>
          </table:table-cell>
          <table:table-cell office:value-type="float" office:value="21975000" calcext:value-type="float">
            <text:p>21975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3.3</text:p>
          </table:table-cell>
          <table:table-cell office:value-type="string" calcext:value-type="string">
            <text:p>Operasional Rukun Tetangga (RT)/Rukun Warga (RW)</text:p>
          </table:table-cell>
          <table:table-cell office:value-type="float" office:value="27500000" calcext:value-type="float">
            <text:p>27500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3.4</text:p>
          </table:table-cell>
          <table:table-cell office:value-type="string" calcext:value-type="string">
            <text:p>Operasional Pembinaan Kesejahteraan Keluarga (PKK)</text:p>
          </table:table-cell>
          <table:table-cell office:value-type="float" office:value="4500000" calcext:value-type="float">
            <text:p>4500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3.5</text:p>
          </table:table-cell>
          <table:table-cell office:value-type="string" calcext:value-type="string">
            <text:p>Operasional Lembaga Pemberdayaan Masyarakat Desa/LPMD</text:p>
          </table:table-cell>
          <table:table-cell office:value-type="float" office:value="4680000" calcext:value-type="float">
            <text:p>4680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3.6</text:p>
          </table:table-cell>
          <table:table-cell office:value-type="string" calcext:value-type="string">
            <text:p>Operasional Karang Taruna</text:p>
          </table:table-cell>
          <table:table-cell office:value-type="float" office:value="3600000" calcext:value-type="float">
            <text:p>3600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3.7</text:p>
          </table:table-cell>
          <table:table-cell office:value-type="string" calcext:value-type="string">
            <text:p>Pengadaan Seragam/Pakaian Dinas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3.9</text:p>
          </table:table-cell>
          <table:table-cell office:value-type="string" calcext:value-type="string">
            <text:p>Penyediaan Bahan Bacaan dan Peraturan Perundang-undangan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4</text:p>
          </table:table-cell>
          <table:table-cell office:value-type="string" calcext:value-type="string">
            <text:p>Program Perencanaan Pembangunan Desa</text:p>
          </table:table-cell>
          <table:table-cell office:value-type="float" office:value="60331300" calcext:value-type="float">
            <text:p>60331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1.4.1</text:p>
          </table:table-cell>
          <table:table-cell office:value-type="string" calcext:value-type="string">
            <text:p>Penyusunan Monografi Desa</text:p>
          </table:table-cell>
          <table:table-cell office:value-type="float" office:value="2240000" calcext:value-type="float">
            <text:p>2240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4.2</text:p>
          </table:table-cell>
          <table:table-cell office:value-type="string" calcext:value-type="string">
            <text:p>Penyusunan Profil Desa</text:p>
          </table:table-cell>
          <table:table-cell office:value-type="float" office:value="3726300" calcext:value-type="float">
            <text:p>3726300</text:p>
          </table:table-cell>
          <table:table-cell office:value-type="string" calcext:value-type="string">
            <text:p>Dana Desa/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4.4</text:p>
          </table:table-cell>
          <table:table-cell office:value-type="string" calcext:value-type="string">
            <text:p>Pengelolaan Sistem Informasi Desa (SID)</text:p>
          </table:table-cell>
          <table:table-cell office:value-type="float" office:value="27805000" calcext:value-type="float">
            <text:p>27805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4.6</text:p>
          </table:table-cell>
          <table:table-cell office:value-type="string" calcext:value-type="string">
            <text:p>Penyusunan Rancangan Peraturan Desa tentang Rencana Kerja Pemerintah Desa (RKPDesa)</text:p>
          </table:table-cell>
          <table:table-cell office:value-type="float" office:value="3847500" calcext:value-type="float">
            <text:p>38475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4.10</text:p>
          </table:table-cell>
          <table:table-cell office:value-type="string" calcext:value-type="string">
            <text:p>Penyelenggaraan Musyawarah Desa</text:p>
          </table:table-cell>
          <table:table-cell office:value-type="float" office:value="9470000" calcext:value-type="float">
            <text:p>9470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4.11</text:p>
          </table:table-cell>
          <table:table-cell office:value-type="string" calcext:value-type="string">
            <text:p>Penyelenggaraan Musrenbang Desa</text:p>
          </table:table-cell>
          <table:table-cell office:value-type="float" office:value="13242500" calcext:value-type="float">
            <text:p>132425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5</text:p>
          </table:table-cell>
          <table:table-cell office:value-type="string" calcext:value-type="string">
            <text:p>Program Pengelolaan Keuangan dan Kekayaan/Aset Daerah</text:p>
          </table:table-cell>
          <table:table-cell office:value-type="float" office:value="53855000" calcext:value-type="float">
            <text:p>53855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1.5.1</text:p>
          </table:table-cell>
          <table:table-cell office:value-type="string" calcext:value-type="string">
            <text:p>Penyusunan Rancangan Peraturan Desa tentang APBDesa</text:p>
          </table:table-cell>
          <table:table-cell office:value-type="float" office:value="2940000" calcext:value-type="float">
            <text:p>2940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5.2</text:p>
          </table:table-cell>
          <table:table-cell office:value-type="string" calcext:value-type="string">
            <text:p>Penyusunan Rancangan Peraturan Desa tentang Perubahan APBDesa</text:p>
          </table:table-cell>
          <table:table-cell office:value-type="float" office:value="2940000" calcext:value-type="float">
            <text:p>2940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5.3</text:p>
          </table:table-cell>
          <table:table-cell office:value-type="string" calcext:value-type="string">
            <text:p>Penyusunan Laporan Keuangan Bulanan/SPJ dan Semesteran</text:p>
          </table:table-cell>
          <table:table-cell office:value-type="float" office:value="16260000" calcext:value-type="float">
            <text:p>16260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5.4</text:p>
          </table:table-cell>
          <table:table-cell office:value-type="string" calcext:value-type="string">
            <text:p>Penyusunan Rancangan Peraturan Desa Tentang Pertanggungjawaban</text:p>
          </table:table-cell>
          <table:table-cell office:value-type="float" office:value="2940000" calcext:value-type="float">
            <text:p>2940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5.5</text:p>
          </table:table-cell>
          <table:table-cell office:value-type="string" calcext:value-type="string">
            <text:p>Inventarisasi Kekayaan atau Aset Desa (Tanah Kas Desa)</text:p>
          </table:table-cell>
          <table:table-cell office:value-type="float" office:value="6525000" calcext:value-type="float">
            <text:p>6525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5.8</text:p>
          </table:table-cell>
          <table:table-cell office:value-type="string" calcext:value-type="string">
            <text:p>Intensifikasi Pemungutan Pajak Daerah/Pajak Bumi Bangunan</text:p>
          </table:table-cell>
          <table:table-cell office:value-type="float" office:value="18750000" calcext:value-type="float">
            <text:p>18750000</text:p>
          </table:table-cell>
          <table:table-cell office:value-type="string" calcext:value-type="string">
            <text:p>Pengembalian Retribusi dan Paj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5.11</text:p>
          </table:table-cell>
          <table:table-cell office:value-type="string" calcext:value-type="string">
            <text:p>Sertifikasi Tanah Milik Desa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Pendapatan Asli Desa/PADe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6</text:p>
          </table:table-cell>
          <table:table-cell office:value-type="string" calcext:value-type="string">
            <text:p>Program Optimalisasi Peran dan Akuntabilitas Kelembagaan</text:p>
          </table:table-cell>
          <table:table-cell office:value-type="float" office:value="28425000" calcext:value-type="float">
            <text:p>28425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1.6.6</text:p>
          </table:table-cell>
          <table:table-cell office:value-type="string" calcext:value-type="string">
            <text:p>Peningkatan Pelayanan Satu Pintu/Terpadu</text:p>
          </table:table-cell>
          <table:table-cell office:value-type="float" office:value="11250000" calcext:value-type="float">
            <text:p>11250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6.9</text:p>
          </table:table-cell>
          <table:table-cell office:value-type="string" calcext:value-type="string">
            <text:p>Fasilitasi Sertifikasi Tanah Milik Masyarakat secara Massal</text:p>
          </table:table-cell>
          <table:table-cell office:value-type="float" office:value="14150000" calcext:value-type="float">
            <text:p>14150000</text:p>
          </table:table-cell>
          <table:table-cell office:value-type="string" calcext:value-type="string">
            <text:p>Dana Desa/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6.11</text:p>
          </table:table-cell>
          <table:table-cell office:value-type="string" calcext:value-type="string">
            <text:p>Penyusunan Laporan Penyelenggaraan Pemerintahan Desa (LPPD)</text:p>
          </table:table-cell>
          <table:table-cell office:value-type="float" office:value="3025000" calcext:value-type="float">
            <text:p>3025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1.7</text:p>
          </table:table-cell>
          <table:table-cell office:value-type="string" calcext:value-type="string">
            <text:p>Program Kearsipan Desa</text:p>
          </table:table-cell>
          <table:table-cell office:value-type="float" office:value="5000000" calcext:value-type="float">
            <text:p>5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1.7.3</text:p>
          </table:table-cell>
          <table:table-cell office:value-type="string" calcext:value-type="string">
            <text:p>Penduplikatan Dokumen/Arsip Desa dalam bentuk Informatika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Pengembalian Retribusi dan Pajak</text:p>
          </table:table-cell>
          <table:table-cell table:number-columns-repeated="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Bidang Pembangunan Desa</text:p>
          </table:table-cell>
          <table:table-cell office:value-type="float" office:value="530180370" calcext:value-type="float">
            <text:p>5301803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2.1</text:p>
          </table:table-cell>
          <table:table-cell office:value-type="string" calcext:value-type="string">
            <text:p>Program Pengembangan PAUD</text:p>
          </table:table-cell>
          <table:table-cell office:value-type="float" office:value="30800000" calcext:value-type="float">
            <text:p>308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2.1.4</text:p>
          </table:table-cell>
          <table:table-cell office:value-type="string" calcext:value-type="string">
            <text:p>Insentif Pendidik dan Dukungan Penyelenggaraan PAUD</text:p>
          </table:table-cell>
          <table:table-cell office:value-type="float" office:value="30800000" calcext:value-type="float">
            <text:p>30800000</text:p>
          </table:table-cell>
          <table:table-cell office:value-type="string" calcext:value-type="string">
            <text:p>Dana Desa/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.3</text:p>
          </table:table-cell>
          <table:table-cell office:value-type="string" calcext:value-type="string">
            <text:p>Program Upaya Kesehatan Masyarakat</text:p>
          </table:table-cell>
          <table:table-cell office:value-type="float" office:value="7302870" calcext:value-type="float">
            <text:p>73028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2.3.1</text:p>
          </table:table-cell>
          <table:table-cell office:value-type="string" calcext:value-type="string">
            <text:p>Penyuluhan tentang Pemberantasan Penyakit Menular</text:p>
          </table:table-cell>
          <table:table-cell office:value-type="float" office:value="1442870" calcext:value-type="float">
            <text:p>1442870</text:p>
          </table:table-cell>
          <table:table-cell office:value-type="string" calcext:value-type="string">
            <text:p>PJ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.3.10</text:p>
          </table:table-cell>
          <table:table-cell office:value-type="string" calcext:value-type="string">
            <text:p>Pembinaan Pengelolaan Tanaman Obat Keluarga (TOGA)</text:p>
          </table:table-cell>
          <table:table-cell office:value-type="float" office:value="5860000" calcext:value-type="float">
            <text:p>5860000</text:p>
          </table:table-cell>
          <table:table-cell office:value-type="string" calcext:value-type="string">
            <text:p>Dana Desa/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.4</text:p>
          </table:table-cell>
          <table:table-cell office:value-type="string" calcext:value-type="string">
            <text:p>Program Promosi Kesehatan dan Pemberdayaan Masyarakat</text:p>
          </table:table-cell>
          <table:table-cell office:value-type="float" office:value="54895000" calcext:value-type="float">
            <text:p>54895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2.4.3</text:p>
          </table:table-cell>
          <table:table-cell office:value-type="string" calcext:value-type="string">
            <text:p>Pembinaan Kader Kesehatan/Keluarga Berencana</text:p>
          </table:table-cell>
          <table:table-cell office:value-type="float" office:value="28545000" calcext:value-type="float">
            <text:p>28545000</text:p>
          </table:table-cell>
          <table:table-cell office:value-type="string" calcext:value-type="string">
            <text:p>Dana Desa/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.4.4</text:p>
          </table:table-cell>
          <table:table-cell office:value-type="string" calcext:value-type="string">
            <text:p>Pengembangan Desa Siaga</text:p>
          </table:table-cell>
          <table:table-cell office:value-type="float" office:value="5100000" calcext:value-type="float">
            <text:p>5100000</text:p>
          </table:table-cell>
          <table:table-cell office:value-type="string" calcext:value-type="string">
            <text:p>Dana Desa/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.4.7</text:p>
          </table:table-cell>
          <table:table-cell office:value-type="string" calcext:value-type="string">
            <text:p>Pembinaan dan Pengembangan Pos Pelayanan Terpadu (Posyandu)</text:p>
          </table:table-cell>
          <table:table-cell office:value-type="float" office:value="11250000" calcext:value-type="float">
            <text:p>11250000</text:p>
          </table:table-cell>
          <table:table-cell office:value-type="string" calcext:value-type="string">
            <text:p>Dana Desa/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.4.9</text:p>
          </table:table-cell>
          <table:table-cell office:value-type="string" calcext:value-type="string">
            <text:p>Pemberian Bantuan Stimulan Jamban Sehat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Dana Desa/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.5</text:p>
          </table:table-cell>
          <table:table-cell office:value-type="string" calcext:value-type="string">
            <text:p>Program Pembangunan Infrastruktur</text:p>
          </table:table-cell>
          <table:table-cell office:value-type="float" office:value="332300000" calcext:value-type="float">
            <text:p>3323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2.5.1</text:p>
          </table:table-cell>
          <table:table-cell office:value-type="string" calcext:value-type="string">
            <text:p>Pembangunan Jalan Desa (Gebang-Turunan</text:p>
          </table:table-cell>
          <table:table-cell office:value-type="string" calcext:value-type="string">
            <text:p><text:s/>Temuireng II-Sanglor II)</text:p>
          </table:table-cell>
          <table:table-cell office:value-type="float" office:value="166510000" calcext:value-type="float">
            <text:p>166510000</text:p>
          </table:table-cell>
          <table:table-cell office:value-type="string" calcext:value-type="string">
            <text:p>Dana Desa/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2.5.2</text:p>
          </table:table-cell>
          <table:table-cell office:value-type="string" calcext:value-type="string">
            <text:p>Pembangunan Jembatan Desa (Turunan)</text:p>
          </table:table-cell>
          <table:table-cell office:value-type="float" office:value="41130000" calcext:value-type="float">
            <text:p>41130000</text:p>
          </table:table-cell>
          <table:table-cell office:value-type="string" calcext:value-type="string">
            <text:p>Dana Desa/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.5.4</text:p>
          </table:table-cell>
          <table:table-cell office:value-type="string" calcext:value-type="string">
            <text:p>Pembangunan Turap/Talud/Bronjong Jalan Desa (Nganjan)</text:p>
          </table:table-cell>
          <table:table-cell office:value-type="float" office:value="64310000" calcext:value-type="float">
            <text:p>64310000</text:p>
          </table:table-cell>
          <table:table-cell office:value-type="string" calcext:value-type="string">
            <text:p>Dana Desa/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.5.5</text:p>
          </table:table-cell>
          <table:table-cell office:value-type="string" calcext:value-type="string">
            <text:p>Pembangunan Saluran Drainase/Gorong-Gorong (Sumber dan Sanglor)</text:p>
          </table:table-cell>
          <table:table-cell office:value-type="float" office:value="35350000" calcext:value-type="float">
            <text:p>35350000</text:p>
          </table:table-cell>
          <table:table-cell office:value-type="string" calcext:value-type="string">
            <text:p>Dana Desa/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.5.7</text:p>
          </table:table-cell>
          <table:table-cell office:value-type="string" calcext:value-type="string">
            <text:p>Pembangunan Gapura (Desa)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.5.9</text:p>
          </table:table-cell>
          <table:table-cell office:value-type="string" calcext:value-type="string">
            <text:p>Rehabilitasi/Pemeliharaan Jembatan Desa (Pacar II)</text:p>
          </table:table-cell>
          <table:table-cell office:value-type="float" office:value="15000000" calcext:value-type="float">
            <text:p>15000000</text:p>
          </table:table-cell>
          <table:table-cell office:value-type="string" calcext:value-type="string">
            <text:p>Dana Desa/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.7</text:p>
          </table:table-cell>
          <table:table-cell office:value-type="string" calcext:value-type="string">
            <text:p>Program Pengembangan</text:p>
          </table:table-cell>
          <table:table-cell office:value-type="string" calcext:value-type="string">
            <text:p><text:s/>Pengelolaan</text:p>
          </table:table-cell>
          <table:table-cell office:value-type="string" calcext:value-type="string">
            <text:p><text:s/>dan Konservasi Sungai</text:p>
          </table:table-cell>
          <table:table-cell office:value-type="float" office:value="15000000" calcext:value-type="float">
            <text:p>15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2.7.2</text:p>
          </table:table-cell>
          <table:table-cell office:value-type="string" calcext:value-type="string">
            <text:p>Pemeliharaan dan Rehabilitasi Embung dan Bangunan Penampung Air</text:p>
          </table:table-cell>
          <table:table-cell office:value-type="float" office:value="15000000" calcext:value-type="float">
            <text:p>15000000</text:p>
          </table:table-cell>
          <table:table-cell office:value-type="string" calcext:value-type="string">
            <text:p>Dana Desa/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.9</text:p>
          </table:table-cell>
          <table:table-cell office:value-type="string" calcext:value-type="string">
            <text:p>Program Pengembangan Ekonomi Lokal</text:p>
          </table:table-cell>
          <table:table-cell office:value-type="float" office:value="80882500" calcext:value-type="float">
            <text:p>80882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2.9.1</text:p>
          </table:table-cell>
          <table:table-cell office:value-type="string" calcext:value-type="string">
            <text:p>Pengembangan Obyek Wisata yang Dikelola Desa (Watu Payung)</text:p>
          </table:table-cell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Dana Desa/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.9.2</text:p>
          </table:table-cell>
          <table:table-cell office:value-type="string" calcext:value-type="string">
            <text:p>Pembentukan dan Pengembangan Badan Usaha Milik Desa/BUMDesa</text:p>
          </table:table-cell>
          <table:table-cell office:value-type="float" office:value="6500000" calcext:value-type="float">
            <text:p>6500000</text:p>
          </table:table-cell>
          <table:table-cell office:value-type="string" calcext:value-type="string">
            <text:p>Dana Desa/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.9.8</text:p>
          </table:table-cell>
          <table:table-cell office:value-type="string" calcext:value-type="string">
            <text:p>Pengembangan Kelompok Perikanan dan Pertanian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Dana Desa/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.9.16</text:p>
          </table:table-cell>
          <table:table-cell office:value-type="string" calcext:value-type="string">
            <text:p>Pelatihan Keterampilan Ekonomi Produktif (Kulit Sintesis)</text:p>
          </table:table-cell>
          <table:table-cell office:value-type="float" office:value="8382500" calcext:value-type="float">
            <text:p>8382500</text:p>
          </table:table-cell>
          <table:table-cell office:value-type="string" calcext:value-type="string">
            <text:p>Dana Desa/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.11</text:p>
          </table:table-cell>
          <table:table-cell office:value-type="string" calcext:value-type="string">
            <text:p>Program Pengarusutamaan Gender serta Peningkatan Kualitas</text:p>
          </table:table-cell>
          <table:table-cell office:value-type="float" office:value="9000000" calcext:value-type="float">
            <text:p>9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2.11.1</text:p>
          </table:table-cell>
          <table:table-cell office:value-type="string" calcext:value-type="string">
            <text:p>Sosialisasi yang Terkait dengan Kesetaraan Gender</text:p>
          </table:table-cell>
          <table:table-cell office:value-type="string" calcext:value-type="string">
            <text:p><text:s/>Pemberdayaan</text:p>
          </table:table-cell>
          <table:table-cell office:value-type="float" office:value="4890000" calcext:value-type="float">
            <text:p>4890000</text:p>
          </table:table-cell>
          <table:table-cell office:value-type="string" calcext:value-type="string">
            <text:p>Pendapatan Asli Desa/PADe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2.11.5</text:p>
          </table:table-cell>
          <table:table-cell office:value-type="string" calcext:value-type="string">
            <text:p>Sosialisasi Kesehatan Reproduksi pada Remaja</text:p>
          </table:table-cell>
          <table:table-cell office:value-type="float" office:value="4110000" calcext:value-type="float">
            <text:p>4110000</text:p>
          </table:table-cell>
          <table:table-cell table:number-columns-repeated="4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Bidang Pembinaan Masyarakat Desa</text:p>
          </table:table-cell>
          <table:table-cell office:value-type="float" office:value="185175000" calcext:value-type="float">
            <text:p>185175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3.1</text:p>
          </table:table-cell>
          <table:table-cell office:value-type="string" calcext:value-type="string">
            <text:p>Program Pembinaan Lembaga Kemasyarakatan Desa</text:p>
          </table:table-cell>
          <table:table-cell office:value-type="float" office:value="10500000" calcext:value-type="float">
            <text:p>105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3.1.1</text:p>
          </table:table-cell>
          <table:table-cell office:value-type="string" calcext:value-type="string">
            <text:p>Pembinaan Rukun Tetangga (RT)/Rukun Warga (RW)</text:p>
          </table:table-cell>
          <table:table-cell office:value-type="float" office:value="4150000" calcext:value-type="float">
            <text:p>4150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3.1.2</text:p>
          </table:table-cell>
          <table:table-cell office:value-type="string" calcext:value-type="string">
            <text:p>Pembinaan Pembinaan Kesejahteraan Keluarga (PKK)</text:p>
          </table:table-cell>
          <table:table-cell office:value-type="float" office:value="3700000" calcext:value-type="float">
            <text:p>3700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3.1.3</text:p>
          </table:table-cell>
          <table:table-cell office:value-type="string" calcext:value-type="string">
            <text:p>Pembinaan Karang Taruna</text:p>
          </table:table-cell>
          <table:table-cell office:value-type="float" office:value="2650000" calcext:value-type="float">
            <text:p>2650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3.2</text:p>
          </table:table-cell>
          <table:table-cell office:value-type="string" calcext:value-type="string">
            <text:p>Program Peningkatan Nasionalisme dan Perlindungan Masyarakat</text:p>
          </table:table-cell>
          <table:table-cell office:value-type="float" office:value="36238900" calcext:value-type="float">
            <text:p>36238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3.2.1.a</text:p>
          </table:table-cell>
          <table:table-cell office:value-type="string" calcext:value-type="string">
            <text:p>Peringatan Hari Besar Nasional (HUT RI)</text:p>
          </table:table-cell>
          <table:table-cell office:value-type="float" office:value="11300000" calcext:value-type="float">
            <text:p>11300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3.2.1.b</text:p>
          </table:table-cell>
          <table:table-cell office:value-type="string" calcext:value-type="string">
            <text:p>Peringatan Hari Besar Nasional (Hari Kartini)</text:p>
          </table:table-cell>
          <table:table-cell office:value-type="float" office:value="8975000" calcext:value-type="float">
            <text:p>8975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3.2.2</text:p>
          </table:table-cell>
          <table:table-cell office:value-type="string" calcext:value-type="string">
            <text:p>Pembinaan Satuan Perlindungan Masyarakat</text:p>
          </table:table-cell>
          <table:table-cell office:value-type="float" office:value="7480000" calcext:value-type="float">
            <text:p>7480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3.2.4</text:p>
          </table:table-cell>
          <table:table-cell office:value-type="string" calcext:value-type="string">
            <text:p>Pengadaan Peralatan Pendukung Keamanan dan Ketertiban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Dana Desa/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3.2.5</text:p>
          </table:table-cell>
          <table:table-cell office:value-type="string" calcext:value-type="string">
            <text:p>Pembinaan Keamanan dan Ketertiban Masyarakat (Kamtibmas)</text:p>
          </table:table-cell>
          <table:table-cell office:value-type="float" office:value="4483900" calcext:value-type="float">
            <text:p>4483900</text:p>
          </table:table-cell>
          <table:table-cell office:value-type="string" calcext:value-type="string">
            <text:p>Dana Desa/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3.3</text:p>
          </table:table-cell>
          <table:table-cell office:value-type="string" calcext:value-type="string">
            <text:p>Program Kepemudaan dan Olahraga</text:p>
          </table:table-cell>
          <table:table-cell office:value-type="float" office:value="16369000" calcext:value-type="float">
            <text:p>16369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3.3.2</text:p>
          </table:table-cell>
          <table:table-cell office:value-type="string" calcext:value-type="string">
            <text:p>Penyuluhan Bahaya Narkotika</text:p>
          </table:table-cell>
          <table:table-cell office:value-type="string" calcext:value-type="string">
            <text:p><text:s/>Psikotropika</text:p>
          </table:table-cell>
          <table:table-cell office:value-type="string" calcext:value-type="string">
            <text:p><text:s/>dan Obat-Obatan Terlarang (NAPZA)</text:p>
          </table:table-cell>
          <table:table-cell office:value-type="string" calcext:value-type="string">
            <text:p><text:s/>serta Terorisme kepada Pemuda</text:p>
          </table:table-cell>
          <table:table-cell office:value-type="float" office:value="4070000" calcext:value-type="float">
            <text:p>4070000</text:p>
          </table:table-cell>
          <table:table-cell office:value-type="string" calcext:value-type="string">
            <text:p>Dana Desa/DD</text:p>
          </table:table-cell>
        </table:table-row>
        <table:table-row table:style-name="ro1">
          <table:table-cell office:value-type="string" calcext:value-type="string">
            <text:p>2.3.3.3</text:p>
          </table:table-cell>
          <table:table-cell office:value-type="string" calcext:value-type="string">
            <text:p>Pembinaan Pemuda di Bidang Olahraga</text:p>
          </table:table-cell>
          <table:table-cell office:value-type="float" office:value="2800000" calcext:value-type="float">
            <text:p>2800000</text:p>
          </table:table-cell>
          <table:table-cell office:value-type="string" calcext:value-type="string">
            <text:p>Dana Desa/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3.3.8</text:p>
          </table:table-cell>
          <table:table-cell office:value-type="string" calcext:value-type="string">
            <text:p>Penyelenggaraan Kompetisi Olahraga</text:p>
          </table:table-cell>
          <table:table-cell office:value-type="float" office:value="9499000" calcext:value-type="float">
            <text:p>9499000</text:p>
          </table:table-cell>
          <table:table-cell office:value-type="string" calcext:value-type="string">
            <text:p>Dana Desa/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3.4</text:p>
          </table:table-cell>
          <table:table-cell office:value-type="string" calcext:value-type="string">
            <text:p>Program Penanggulangan Kemiskinan dan Penyandang Masalah</text:p>
          </table:table-cell>
          <table:table-cell office:value-type="float" office:value="23867500" calcext:value-type="float">
            <text:p>23867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3.4.2</text:p>
          </table:table-cell>
          <table:table-cell office:value-type="string" calcext:value-type="string">
            <text:p>Analisis Kemiskinan Partisipatif (AKP)/ Validasi</text:p>
          </table:table-cell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Dana Desa/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3.4.3</text:p>
          </table:table-cell>
          <table:table-cell office:value-type="string" calcext:value-type="string">
            <text:p>Pelatihan Keterampilan Berusaha bagi Keluarga Miskin</text:p>
          </table:table-cell>
          <table:table-cell office:value-type="float" office:value="5367500" calcext:value-type="float">
            <text:p>5367500</text:p>
          </table:table-cell>
          <table:table-cell office:value-type="string" calcext:value-type="string">
            <text:p>Dana Desa/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3.4.4</text:p>
          </table:table-cell>
          <table:table-cell office:value-type="string" calcext:value-type="string">
            <text:p>Optimalisasi Peran Tim Koordinasi Penanggulangan Kemiskinan Desa</text:p>
          </table:table-cell>
          <table:table-cell office:value-type="float" office:value="7500000" calcext:value-type="float">
            <text:p>7500000</text:p>
          </table:table-cell>
          <table:table-cell office:value-type="string" calcext:value-type="string">
            <text:p>Dana Desa/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3.5</text:p>
          </table:table-cell>
          <table:table-cell office:value-type="string" calcext:value-type="string">
            <text:p>Program Pengembangan Nilai Budaya dan Sosial Keagamaan</text:p>
          </table:table-cell>
          <table:table-cell office:value-type="float" office:value="98199600" calcext:value-type="float">
            <text:p>98199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3.5.2</text:p>
          </table:table-cell>
          <table:table-cell office:value-type="string" calcext:value-type="string">
            <text:p>Pembinaan dan Pengembangan Seni Budaya Daerah</text:p>
          </table:table-cell>
          <table:table-cell office:value-type="float" office:value="29575000" calcext:value-type="float">
            <text:p>29575000</text:p>
          </table:table-cell>
          <table:table-cell office:value-type="string" calcext:value-type="string">
            <text:p>Dana Desa/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3.5.3.1</text:p>
          </table:table-cell>
          <table:table-cell office:value-type="string" calcext:value-type="string">
            <text:p>Pelaksanaan Gelar Budaya dalam Rangka Hari Jadi Girisuko (Kirab Budaya)</text:p>
          </table:table-cell>
          <table:table-cell office:value-type="float" office:value="38225000" calcext:value-type="float">
            <text:p>38225000</text:p>
          </table:table-cell>
          <table:table-cell office:value-type="string" calcext:value-type="string">
            <text:p>Dana Desa/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3.5.3.2</text:p>
          </table:table-cell>
          <table:table-cell office:value-type="string" calcext:value-type="string">
            <text:p>Festival Ketoprak</text:p>
          </table:table-cell>
          <table:table-cell office:value-type="float" office:value="15299600" calcext:value-type="float">
            <text:p>15299600</text:p>
          </table:table-cell>
          <table:table-cell office:value-type="string" calcext:value-type="string">
            <text:p>Dana Desa/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3.5.4</text:p>
          </table:table-cell>
          <table:table-cell office:value-type="string" calcext:value-type="string">
            <text:p>Pengembangan Kehidupan Sosial Keagamaan</text:p>
          </table:table-cell>
          <table:table-cell office:value-type="float" office:value="8100000" calcext:value-type="float">
            <text:p>8100000</text:p>
          </table:table-cell>
          <table:table-cell office:value-type="string" calcext:value-type="string">
            <text:p>Pengembalian Retribusi dan Paj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3.5.5</text:p>
          </table:table-cell>
          <table:table-cell office:value-type="string" calcext:value-type="string">
            <text:p>Pemberian Stimulan Kegiatan Keagamaan</text:p>
          </table:table-cell>
          <table:table-cell office:value-type="float" office:value="7000000" calcext:value-type="float">
            <text:p>7000000</text:p>
          </table:table-cell>
          <table:table-cell office:value-type="string" calcext:value-type="string">
            <text:p>Pengembalian Retribusi dan Pajak</text:p>
          </table:table-cell>
          <table:table-cell table:number-columns-repeated="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string" calcext:value-type="string">
            <text:p>Bidang Pemberdayaan Masyarakat Desa</text:p>
          </table:table-cell>
          <table:table-cell office:value-type="float" office:value="135714100" calcext:value-type="float">
            <text:p>135714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4.1</text:p>
          </table:table-cell>
          <table:table-cell office:value-type="string" calcext:value-type="string">
            <text:p>Program Peningkatan Kapasitas Kepala Desa dan Perangkat Desa</text:p>
          </table:table-cell>
          <table:table-cell office:value-type="float" office:value="18496600" calcext:value-type="float">
            <text:p>18496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4.1.1</text:p>
          </table:table-cell>
          <table:table-cell office:value-type="string" calcext:value-type="string">
            <text:p>Pelatihan Aparatur Pemerintah Desa di Bidang Perencanaan</text:p>
          </table:table-cell>
          <table:table-cell office:value-type="float" office:value="5344100" calcext:value-type="float">
            <text:p>53441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4.1.4</text:p>
          </table:table-cell>
          <table:table-cell office:value-type="string" calcext:value-type="string">
            <text:p>Pelatihan Aparatur Pemerintah Desa di Bidang Administrasi Desa</text:p>
          </table:table-cell>
          <table:table-cell office:value-type="float" office:value="3270000" calcext:value-type="float">
            <text:p>3270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4.1.5</text:p>
          </table:table-cell>
          <table:table-cell office:value-type="string" calcext:value-type="string">
            <text:p>Peningkatan Kapasitas Anggota Badan Permusyawaratan Desa (BPD)</text:p>
          </table:table-cell>
          <table:table-cell office:value-type="float" office:value="9882500" calcext:value-type="float">
            <text:p>9882500</text:p>
          </table:table-cell>
          <table:table-cell office:value-type="string" calcext:value-type="string">
            <text:p>Pengembalian Retribusi dan Paj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4.2</text:p>
          </table:table-cell>
          <table:table-cell office:value-type="string" calcext:value-type="string">
            <text:p>Program Peningkatan Partisipasi Masyarakat Pedesaan</text:p>
          </table:table-cell>
          <table:table-cell office:value-type="float" office:value="102977500" calcext:value-type="float">
            <text:p>102977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4.2.1</text:p>
          </table:table-cell>
          <table:table-cell office:value-type="string" calcext:value-type="string">
            <text:p>Pembinaan Lembaga Pemberdayaan Masyarakat Desa/LPMD</text:p>
          </table:table-cell>
          <table:table-cell office:value-type="float" office:value="1502500" calcext:value-type="float">
            <text:p>15025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4.2.4</text:p>
          </table:table-cell>
          <table:table-cell office:value-type="string" calcext:value-type="string">
            <text:p>Pelaksanaan Evaluasi/Perlombaan Desa</text:p>
          </table:table-cell>
          <table:table-cell office:value-type="float" office:value="11475000" calcext:value-type="float">
            <text:p>11475000</text:p>
          </table:table-cell>
          <table:table-cell office:value-type="string" calcext:value-type="string">
            <text:p>Alokasi Dana Desa/A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4.2.5</text:p>
          </table:table-cell>
          <table:table-cell office:value-type="string" calcext:value-type="string">
            <text:p>Pemberian Stimulan Pembangunan Infrastruktur Padukuhan</text:p>
          </table:table-cell>
          <table:table-cell office:value-type="float" office:value="90000000" calcext:value-type="float">
            <text:p>90000000</text:p>
          </table:table-cell>
          <table:table-cell office:value-type="string" calcext:value-type="string">
            <text:p>Dana Desa/D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4.3</text:p>
          </table:table-cell>
          <table:table-cell office:value-type="string" calcext:value-type="string">
            <text:p>Program Pemberdayaan Kelompok Masyarakat Pedesaan</text:p>
          </table:table-cell>
          <table:table-cell office:value-type="float" office:value="14240000" calcext:value-type="float">
            <text:p>1424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4.3.5</text:p>
          </table:table-cell>
          <table:table-cell office:value-type="string" calcext:value-type="string">
            <text:p>Pelatihan Kelompok Kerajinan</text:p>
          </table:table-cell>
          <table:table-cell office:value-type="float" office:value="14240000" calcext:value-type="float">
            <text:p>14240000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BELANJA TAK TERDUGA</text:p>
          </table:table-cell>
          <table:table-cell office:value-type="float" office:value="11110000" calcext:value-type="float">
            <text:p>111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5.1</text:p>
          </table:table-cell>
          <table:table-cell office:value-type="string" calcext:value-type="string">
            <text:p>Belanja Kegiatan Keadaan Darurat</text:p>
          </table:table-cell>
          <table:table-cell office:value-type="float" office:value="11110000" calcext:value-type="float">
            <text:p>111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5.1.1</text:p>
          </table:table-cell>
          <table:table-cell office:value-type="string" calcext:value-type="string">
            <text:p>Kegiatan Penanggulangan Bencana Alam</text:p>
          </table:table-cell>
          <table:table-cell office:value-type="float" office:value="11110000" calcext:value-type="float">
            <text:p>11110000</text:p>
          </table:table-cell>
          <table:table-cell office:value-type="string" calcext:value-type="string">
            <text:p>Pendapatan Asli Desa/PADesa</text:p>
          </table:table-cell>
          <table:table-cell office:value-type="string" calcext:value-type="string">
            <text:p><text:s/>Alokasi Dana Desa/AD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UMLAH BELANJA</text:p>
          </table:table-cell>
          <table:table-cell office:value-type="float" office:value="1582242770" calcext:value-type="float">
            <text:p>158224277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MBIAYAAN</text:p>
          </table:table-cell>
          <table:table-cell table:number-columns-repeated="5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Penerimaan Pembiayaan</text:p>
          </table:table-cell>
          <table:table-cell office:value-type="float" office:value="23687640" calcext:value-type="float">
            <text:p>236876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1.1</text:p>
          </table:table-cell>
          <table:table-cell office:value-type="string" calcext:value-type="string">
            <text:p>Sisa Lebih Perhitungan Anggaran (SILPA)</text:p>
          </table:table-cell>
          <table:table-cell office:value-type="float" office:value="23687640" calcext:value-type="float">
            <text:p>23687640</text:p>
          </table:table-cell>
          <table:table-cell table:number-columns-repeated="4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Pengeluaran Pembiayaan</text:p>
          </table:table-cell>
          <table:table-cell office:value-type="float" office:value="23687640" calcext:value-type="float">
            <text:p>236876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2.1</text:p>
          </table:table-cell>
          <table:table-cell office:value-type="string" calcext:value-type="string">
            <text:p>Pembentukan Dana Cadangan</text:p>
          </table:table-cell>
          <table:table-cell office:value-type="float" office:value="23687640" calcext:value-type="float">
            <text:p>236876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2.1.1</text:p>
          </table:table-cell>
          <table:table-cell office:value-type="string" calcext:value-type="string">
            <text:p>Pengisian Perangkat Desa</text:p>
          </table:table-cell>
          <table:table-cell office:value-type="float" office:value="20000000" calcext:value-type="float">
            <text:p>200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2.1.2</text:p>
          </table:table-cell>
          <table:table-cell office:value-type="string" calcext:value-type="string">
            <text:p>Kegiatan Penanggulangan Kejadian Luar Biasa/Wabah</text:p>
          </table:table-cell>
          <table:table-cell office:value-type="float" office:value="3687640" calcext:value-type="float">
            <text:p>36876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embiayaan Netto/Bersih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document-statistic meta:table-count="1" meta:cell-count="519" meta:object-count="0"/>
  </office:meta>
</office:document-meta>
</file>